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5.412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0.99cm" fo:break-before="auto" style:use-optimal-row-height="false"/>
    </style:style>
    <style:style style:name="ro8" style:family="table-row">
      <style:table-row-properties style:row-height="1.849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404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ro14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5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6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7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3"/>
          <table:table-cell table:style-name="ce2" office:value-type="string">
            <text:p>Very concise, mostly lessons learned</text:p>
          </table:table-cell>
          <table:table-cell table:style-name="ce2" office:value-type="string">
            <text:p>Developers introduced agile ideas originally, later management decided that change is necessary. Stepwise change.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5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5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5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office:value-type="string">
            <text:p>A little narrative. Talk on particular topics such as tools, long term planning, etc. Advice.</text:p>
          </table:table-cell>
          <table:table-cell office:value-type="string">
            <text:p>Dispersed transformation. Grassroots start agile, and management is convinced of the benefit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5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5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Narrative half of article, the rest lists advice</text:p>
          </table:table-cell>
          <table:table-cell office:value-type="string">
            <text:p>Big bang adoption. Management trained first, adaptation takes about a year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5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5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5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7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5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5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5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office:value-type="string">
            <text:p>Very little discussion. Main focus on release planning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10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office:value-type="string">
            <text:p>One person's viewpoint. Quite little transformation.</text:p>
          </table:table-cell>
          <table:table-cell office:value-type="string">
            <text:p>Bottom up adoption. Management finally gives in for adopting agile practi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Almost no description. Good insights on coordinating UX and R&amp;D in agile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5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5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5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Ganis, M.; Maximilien, E. M. &amp; Rivera, T.</text:p>
          </table:table-cell>
          <table:table-cell table:style-name="ce5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Gelbwaks, M.a &amp; Odenwelder Jr., J.D.b c</text:p>
          </table:table-cell>
          <table:table-cell table:style-name="ce5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5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5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5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5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5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6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7" office:value-type="string">
            <text:p>Large scale def.: [Fowler, 2002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7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5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5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5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5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5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5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5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5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5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5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5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5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5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3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5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5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5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5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5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5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5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4" office:value-type="string">
            <text:p>Definition on large scale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5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5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5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5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5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5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5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5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5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5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4" office:value-type="string">
            <text:p>Agile adoption research in general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5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5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5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5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5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5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3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5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Schrödl, H. &amp; Wind, S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7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5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5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5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5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5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5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5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5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5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5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5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5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5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5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No transformation description</text:p>
          </table:table-cell>
          <table:table-cell office:value-type="string">
            <text:p>Top down mandated.</text:p>
          </table:table-cell>
          <table:table-cell office:value-type="string">
            <text:p>1</text:p>
          </table:table-cell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1" table:number-rows-repeated="4">
          <table:table-cell table:number-columns-repeated="1024"/>
        </table:table-row>
        <table:table-row table:style-name="ro12">
          <table:table-cell/>
          <table:table-cell table:style-name="ce4" office:value-type="string">
            <text:p>Reading list</text:p>
          </table:table-cell>
          <table:table-cell table:number-columns-repeated="1022"/>
        </table:table-row>
        <table:table-row table:style-name="ro13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3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1" table:number-rows-repeated="104839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4">
          <table:table-cell table:number-columns-repeated="5"/>
          <table:table-cell table:style-name="ce2"/>
          <table:table-cell table:number-columns-repeated="1018"/>
        </table:table-row>
        <table:table-row table:style-name="ro14" table:number-rows-repeated="2">
          <table:table-cell table:number-columns-repeated="1024"/>
        </table:table-row>
        <table:table-row table:style-name="ro13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4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4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4" table:number-rows-repeated="40">
          <table:table-cell table:number-columns-repeated="1024"/>
        </table:table-row>
        <table:table-row table:style-name="ro14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4" table:number-rows-repeated="24">
          <table:table-cell table:number-columns-repeated="1024"/>
        </table:table-row>
        <table:table-row table:style-name="ro14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4" table:number-rows-repeated="1048439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.00.0000</text:date>, <text:time style:data-style-name="N2" text:time-value="0000-00-00T12:59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11-13T13:23:53</dc:date>
    <meta:editing-duration>P10DT19H32M59S</meta:editing-duration>
    <meta:editing-cycles>985</meta:editing-cycles>
    <meta:printed-by>Kim Dikert</meta:printed-by>
    <meta:print-date>2013-05-15T00:23:21</meta:print-date>
    <meta:document-statistic meta:table-count="2" meta:cell-count="2457" meta:object-count="0"/>
  </office:meta>
</office:document-meta>
</file>